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1041in" fo:margin-bottom="0.1041in" fo:line-height="100%" fo:background-color="#FFFFFF"/>
      <style:text-properties style:font-name="Segoe UI" style:font-name-asian="Times New Roman" style:font-name-complex="Segoe UI" fo:color="#000000" fo:font-size="24pt" style:font-size-asian="24pt" style:font-size-complex="24pt"/>
    </style:style>
    <style:style style:name="T2" style:parent-style-name="DefaultParagraphFont" style:family="text">
      <style:text-properties style:font-name="Consolas" style:font-name-complex="Courier New" fo:color="#DC143C" fo:font-size="10pt" style:font-size-asian="10pt" style:font-size-complex="10pt"/>
    </style:style>
    <style:style style:name="T3" style:parent-style-name="HTMLCode" style:family="text">
      <style:text-properties style:font-name="Consolas" style:font-name-asian="DengXian" fo:color="#DC143C" fo:font-size="12pt" style:font-size-asian="12pt" style:font-size-complex="12pt"/>
    </style:style>
    <style:style style:name="T4" style:parent-style-name="DefaultParagraphFont" style:family="text">
      <style:text-properties fo:background-color="#FFFFFF"/>
    </style:style>
    <style:style style:name="P5" style:parent-style-name="NoSpacing" style:family="paragraph">
      <style:text-properties fo:background-color="#FFFFFF"/>
    </style:style>
    <style:style style:name="P6" style:parent-style-name="Heading2" style:family="paragraph">
      <style:paragraph-properties fo:margin-top="0.1041in" fo:margin-bottom="0.1041in" fo:background-color="#FFFFFF"/>
      <style:text-properties style:font-name="Segoe UI" style:font-name-complex="Segoe UI" fo:font-weight="normal" style:font-weight-asian="normal" style:font-weight-complex="normal" fo:color="#000000" fo:font-size="24pt" style:font-size-asian="24pt" style:font-size-complex="24pt"/>
    </style:style>
    <style:style style:name="T7" style:parent-style-name="Emphasis" style:family="text">
      <style:text-properties fo:font-style="normal" style:font-style-asian="normal" style:font-style-complex="normal"/>
    </style:style>
    <style:style style:name="T8" style:parent-style-name="HTMLCode" style:family="text">
      <style:text-properties style:font-name="Calibri" style:font-name-asian="DengXian" style:font-name-complex="Arial" fo:font-size="11pt" style:font-size-asian="11pt" style:font-size-complex="11pt"/>
    </style:style>
    <style:style style:name="P9" style:parent-style-name="Heading2" style:family="paragraph">
      <style:paragraph-properties fo:margin-top="0.1041in" fo:margin-bottom="0.1041in" fo:background-color="#FFFFFF"/>
      <style:text-properties style:font-name="Segoe UI" style:font-name-complex="Segoe UI" fo:font-weight="normal" style:font-weight-asian="normal" style:font-weight-complex="normal" fo:color="#000000" fo:font-size="24pt" style:font-size-asian="24pt" style:font-size-complex="24pt"/>
    </style:style>
  </office:automatic-styles>
  <office:body>
    <office:text text:use-soft-page-breaks="true">
      <text:h text:style-name="P1" text:outline-level="2">Python Iterators</text:h>
      <text:p text:style-name="NoSpacing">An iterator is an object that contains a countable number of values.</text:p>
      <text:p text:style-name="NoSpacing">An iterator is an object that can be iterated upon, meaning that you can traverse through all the values.</text:p>
      <text:p text:style-name="NoSpacing">Technically, in Python, an iterator is an object which implements the iterator protocol, which consist of the methods <text:span text:style-name="T2">__iter__()</text:span> and</text:p>
      <text:p text:style-name="NoSpacing"><text:span text:style-name="T3">__next__()</text:span><text:span text:style-name="T4">.</text:span></text:p>
      <text:p text:style-name="P5"/>
      <text:h text:style-name="P6" text:outline-level="2">Iterator vs Iterable</text:h>
      <text:p text:style-name="NoSpacing">Lists, tuples, dictionaries, and sets are all iterable objects. They are iterable <text:span text:style-name="T7">containers</text:span> which you can get an iterator from.</text:p>
      <text:p text:style-name="NoSpacing">All these objects have a <text:span text:style-name="T8">iter()</text:span> method which is used to get an iterator:</text:p>
      <text:p text:style-name="NoSpacing"/>
      <text:h text:style-name="P9" text:outline-level="2">What is a Module?</text:h>
      <text:p text:style-name="NoSpacing">Consider a module to be the same as a code library.</text:p>
      <text:p text:style-name="NoSpacing">A file containing a set of functions you want to include in your application.</text:p>
      <text:p text:style-name="NoSpacing"/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hokkumar V</meta:initial-creator>
    <dc:creator>Ashokkumar V</dc:creator>
    <meta:creation-date>2022-11-17T05:33:00Z</meta:creation-date>
    <dc:date>2022-11-17T05:41:00Z</dc:date>
    <meta:template xlink:href="Normal" xlink:type="simple"/>
    <meta:editing-cycles>3</meta:editing-cycles>
    <meta:editing-duration>PT480S</meta:editing-duration>
    <meta:document-statistic meta:page-count="1" meta:paragraph-count="1" meta:word-count="106" meta:character-count="711" meta:row-count="5" meta:non-whitespace-character-count="606"/>
  </office:meta>
</office:document-meta>
</file>